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ny" style:master-page-name="MP0" style:family="paragraph">
      <style:paragraph-properties fo:break-before="page" fo:margin-top="0.0694in" fo:margin-bottom="0.0694in" fo:line-height="100%" fo:margin-left="0.5in" fo:text-indent="-0.25in">
        <style:tab-stops>
          <style:tab-stop style:type="left" style:position="0in"/>
        </style:tab-stops>
      </style:paragraph-properties>
    </style:style>
    <style:style style:name="P2" style:parent-style-name="Normálny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sk" style:country-asian="SK"/>
    </style:style>
    <style:style style:name="P3" style:parent-style-name="Normálny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sk" style:country-asian="SK"/>
    </style:style>
    <style:style style:name="P4" style:parent-style-name="Normálny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sk" style:country-asian="SK"/>
    </style:style>
    <style:style style:name="P5" style:parent-style-name="Normálny" style:list-style-name="LFO1" style:family="paragraph">
      <style:paragraph-properties fo:margin-top="0.0694in" fo:margin-bottom="0.0694in" fo:line-height="100%"/>
    </style:style>
    <style:style style:name="T6" style:parent-style-name="Predvolenépísmoodseku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sk" style:country-asian="SK"/>
    </style:style>
    <style:style style:name="T7" style:parent-style-name="Predvolenépísmoodseku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sk" style:country-asian="SK"/>
    </style:style>
    <style:style style:name="T8" style:parent-style-name="Predvolenépísmoodseku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sk" style:country-asian="SK"/>
    </style:style>
    <style:style style:name="T9" style:parent-style-name="Predvolenépísmoodseku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sk" style:country-asian="SK"/>
    </style:style>
    <style:style style:name="T10" style:parent-style-name="Predvolenépísmoodseku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sk" style:country-asian="SK"/>
    </style:style>
    <style:style style:name="T11" style:parent-style-name="Predvolenépísmoodseku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sk" style:country-asian="SK"/>
    </style:style>
    <style:style style:name="T12" style:parent-style-name="Predvolenépísmoodseku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sk" style:country-asian="SK"/>
    </style:style>
    <style:style style:name="T13" style:parent-style-name="Predvolenépísmoodseku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sk" style:country-asian="SK"/>
    </style:style>
    <style:style style:name="T14" style:parent-style-name="Predvolenépísmoodseku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sk" style:country-asian="SK"/>
    </style:style>
    <style:style style:name="T15" style:parent-style-name="Predvolenépísmoodseku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sk" style:country-asian="SK"/>
    </style:style>
    <style:style style:name="T16" style:parent-style-name="Predvolenépísmoodseku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sk" style:country-asian="SK"/>
    </style:style>
    <style:style style:name="T17" style:parent-style-name="Predvolenépísmoodseku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sk" style:country-asian="SK"/>
    </style:style>
    <style:style style:name="T18" style:parent-style-name="Predvolenépísmoodseku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sk" style:country-asian="SK"/>
    </style:style>
    <style:style style:name="T19" style:parent-style-name="Predvolenépísmoodseku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sk" style:country-asian="SK"/>
    </style:style>
    <style:style style:name="T20" style:parent-style-name="Predvolenépísmoodseku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sk" style:country-asian="SK"/>
    </style:style>
    <style:style style:name="T21" style:parent-style-name="Predvolenépísmoodseku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sk" style:country-asian="SK"/>
    </style:style>
    <style:style style:name="T22" style:parent-style-name="Predvolenépísmoodseku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sk" style:country-asian="SK"/>
    </style:style>
    <style:style style:name="T23" style:parent-style-name="Predvolenépísmoodseku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sk" style:country-asian="SK"/>
    </style:style>
    <style:style style:name="T24" style:parent-style-name="Predvolenépísmoodseku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sk" style:country-asian="SK"/>
    </style:style>
    <style:style style:name="T25" style:parent-style-name="Predvolenépísmoodseku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sk" style:country-asian="SK"/>
    </style:style>
    <style:style style:name="T26" style:parent-style-name="Predvolenépísmoodseku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sk" style:country-asian="SK"/>
    </style:style>
    <style:style style:name="T27" style:parent-style-name="Predvolenépísmoodseku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sk" style:country-asian="SK"/>
    </style:style>
    <style:style style:name="T28" style:parent-style-name="Predvolenépísmoodseku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sk" style:country-asian="SK"/>
    </style:style>
    <style:style style:name="T29" style:parent-style-name="Predvolenépísmoodseku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sk" style:country-asian="SK"/>
    </style:style>
    <style:style style:name="T30" style:parent-style-name="Predvolenépísmoodseku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sk" style:country-asian="SK"/>
    </style:style>
    <style:style style:name="T31" style:parent-style-name="Predvolenépísmoodseku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sk" style:country-asian="SK"/>
    </style:style>
    <style:style style:name="T32" style:parent-style-name="Predvolenépísmoodseku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sk" style:country-asian="SK"/>
    </style:style>
    <style:style style:name="T33" style:parent-style-name="Predvolenépísmoodseku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sk" style:country-asian="SK"/>
    </style:style>
    <style:style style:name="T34" style:parent-style-name="Predvolenépísmoodseku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sk" style:country-asian="SK"/>
    </style:style>
    <style:style style:name="T35" style:parent-style-name="Predvolenépísmoodseku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sk" style:country-asian="SK"/>
    </style:style>
    <style:style style:name="T36" style:parent-style-name="Predvolenépísmoodseku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sk" style:country-asian="SK"/>
    </style:style>
    <style:style style:name="T37" style:parent-style-name="Predvolenépísmoodseku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sk" style:country-asian="SK"/>
    </style:style>
    <style:style style:name="P38" style:parent-style-name="Odsekzoznamu" style:list-style-name="LFO2" style:family="paragraph"/>
    <style:style style:name="P39" style:parent-style-name="Odsekzoznamu" style:list-style-name="LFO2" style:family="paragraph"/>
    <style:style style:name="P40" style:parent-style-name="Odsekzoznamu" style:list-style-name="LFO2" style:family="paragraph"/>
    <style:style style:name="P41" style:parent-style-name="Odsekzoznamu" style:list-style-name="LFO3" style:family="paragraph"/>
    <style:style style:name="P42" style:parent-style-name="Odsekzoznamu" style:list-style-name="LFO3" style:family="paragraph"/>
  </office:automatic-styles>
  <office:body>
    <office:text text:use-soft-page-breaks="true">
      <text:p text:style-name="P1">Náhodne vygenerovanie bludiskove pola</text:p>
      <text:list text:style-name="LFO1" text:continue-numbering="true">
        <text:list-item>
          <text:p text:style-name="P2">Vygenerujeme<text:s/>labyrint rekurzívnym prechádzaním buniek.</text:p>
        </text:list-item>
        <text:list-item>
          <text:p text:style-name="P3">Začína na<text:s/>určenej pozícii<text:s/>a označí tuto bunku ako navštívená.</text:p>
        </text:list-item>
        <text:list-item>
          <text:p text:style-name="P4">Keď<text:s/>susedná bunka nie<text:s/>je<text:s/>platná<text:s/>alebo<text:s/>bola<text:s/>už<text:s/>navštívená, pokračuje ďalej.</text:p>
        </text:list-item>
        <text:list-item>
          <text:p text:style-name="P5"><text:span text:style-name="T6">Keď<text:s/></text:span><text:span text:style-name="T7">je susedná bunka platná a<text:s/></text:span><text:span text:style-name="T8">ešte</text:span><text:span text:style-name="T9"><text:s/>neb</text:span><text:span text:style-name="T10">o</text:span><text:span text:style-name="T11">la<text:s/></text:span><text:span text:style-name="T12">navštívená</text:span><text:span text:style-name="T13">,<text:s/></text:span><text:span text:style-name="T14">odstráni</text:span><text:span text:style-name="T15"><text:s/></text:span><text:span text:style-name="T16">stenu</text:span><text:span text:style-name="T17"><text:s/>me</text:span><text:span text:style-name="T18">d</text:span><text:span text:style-name="T19">zi<text:s/></text:span><text:span text:style-name="T20">aktuáln</text:span><text:span text:style-name="T21">ou<text:s/></text:span><text:span text:style-name="T22">bunkou</text:span><text:span text:style-name="T23"><text:s/>a<text:s/></text:span><text:span text:style-name="T24">susední</text:span><text:span text:style-name="T25"><text:s/></text:span><text:span text:style-name="T26">bunkou</text:span><text:span text:style-name="T27"><text:s/>a<text:s/></text:span><text:span text:style-name="T28">rekurzívne</text:span><text:span text:style-name="T29"><text:s/>volá<text:s/></text:span><text:span text:style-name="T30">generateMaze</text:span><text:span text:style-name="T31"><text:s/>pr</text:span><text:span text:style-name="T32">e</text:span><text:span text:style-name="T33"><text:s/>tuto<text:s/></text:span><text:span text:style-name="T34">susednú</text:span><text:span text:style-name="T35"><text:s/></text:span><text:span text:style-name="T36">bunku</text:span><text:span text:style-name="T37">.</text:span></text:p>
        </text:list-item>
      </text:list>
      <text:p text:style-name="Normálny">Pri každom pochybe prebehne kontrola ci je hra vyhraná alebo prehraná</text:p>
      <text:list text:style-name="LFO2" text:continue-numbering="true">
        <text:list-item>
          <text:p text:style-name="P38">Keď vyprší časový limit tak, hráč umrie a stav sa zmení na prehratú hru</text:p>
        </text:list-item>
        <text:list-item>
          <text:p text:style-name="P39">Pokiaľ sa dotkne cieľovej vlajky hráč vyhráva</text:p>
        </text:list-item>
        <text:list-item>
          <text:p text:style-name="P40">Ak hra nebola ani vyhratá ani prehratá, pokračuje sa ďalším ťahom.</text:p>
        </text:list-item>
      </text:list>
      <text:p text:style-name="Normálny">Spôsob<text:s/>kolízie<text:s/>zo stenami</text:p>
      <text:list text:style-name="LFO3" text:continue-numbering="true">
        <text:list-item>
          <text:p text:style-name="P41">Pri<text:s/>každom<text:s/>pochybe<text:s/>hráča<text:s/>sa skontroluje ci, sa nachádza s kolíziou steny</text:p>
        </text:list-item>
        <text:list-item>
          <text:p text:style-name="P42">Kontrola prebehne v metóda update v classe player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KódHTML" style:display-name="Kód HTML" style:family="text" style:parent-style-name="Predvolenépísmoodseku">
      <style:text-properties style:font-name="Courier New" style:font-name-asian="Times New Roman" style:font-name-complex="Courier New" fo:font-size="10pt" style:font-size-asian="10pt" style:font-size-complex="10pt"/>
    </style:style>
    <style:style style:name="Odsekzoznamu" style:display-name="Odsek zoznamu" style:family="paragraph" style:parent-style-name="Normálny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úš Penička</meta:initial-creator>
    <dc:creator>Matúš Penička</dc:creator>
    <meta:creation-date>2024-02-23T09:46:00Z</meta:creation-date>
    <dc:date>2024-02-23T09:46:00Z</dc:date>
    <meta:template xlink:href="Normal" xlink:type="simple"/>
    <meta:editing-cycles>2</meta:editing-cycles>
    <meta:editing-duration>PT6480S</meta:editing-duration>
    <meta:document-statistic meta:page-count="1" meta:paragraph-count="1" meta:word-count="119" meta:character-count="797" meta:row-count="5" meta:non-whitespace-character-count="679"/>
  </office:meta>
</office:document-meta>
</file>